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2a91" style:font-weight-asian="bold" style:font-weight-complex="bold"/>
    </style:style>
    <style:style style:name="P2" style:family="paragraph" style:parent-style-name="Standard">
      <style:text-properties officeooo:paragraph-rsid="001e2a9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/text:p>
      <text:p text:style-name="P2">Av. Vives Llull, 15 </text:p>
      <text:p text:style-name="P2">07703 Maó, Menorca </text:p>
      <text:p text:style-name="P2"/>
      <text:p text:style-name="P1">Xerox. </text:p>
      <text:p text:style-name="P2">C/ Maria Lluïsa Serra, 87 </text:p>
      <text:p text:style-name="P2">07703 Maó, Menorca </text:p>
      <text:p text:style-name="P2"/>
      <text:p text:style-name="P2">Salutacions Cordials, </text:p>
      <text:p text:style-name="P2"/>
      <text:p text:style-name="P2">Des-de l'institut IES Joan Ramis i Ramis voldríem sol-licitar amb la finalitat de millorar la nostres eines de suport administratiu i acadèmic del centre, una comanda de 2 impressores multifunció, cosa que podríem millorar i agilitzar les tasques d'impressió, digitalització i fotocopia. </text:p>
      <text:p text:style-name="P2"/>
      <text:p text:style-name="P2">Per tal de prendre la millor decisió, ens agradaria rebre el vostre catàleg d'impressores, incloent-hi una descripció de les característiques tècniques, els preus, i les opcions de manteniment i garantia disponibles. D'aquesta manera, podrem avaluar quins models s'ajusten millor a les nostres necessitats i al pressupost disponible. </text:p>
      <text:p text:style-name="P2"/>
      <text:p text:style-name="P2">Esperem la vostra resposta amb la informació sol licitada per poder concretar la comanda en els propers dies. </text:p>
      <text:p text:style-name="P2"/>
      <text:p text:style-name="P1">Us saludam ben atentament, </text:p>
      <text:p text:style-name="P2"/>
      <text:p text:style-name="P2">Raquel Taltavull Carreras </text:p>
      <text:p text:style-name="P2">Directora </text:p>
      <text:p text:style-name="P2">IES Joan Ramis i Ramis </text:p>
      <text:p text:style-name="P2"><text:span text:style-name="T1"/></text:p>
      <text:p text:style-name="P1">Maó, 12 de Novembre de 2024 </text:p>
      <text:p text:style-name="P2"><text:span text:style-name="T1"/></text:p>
      <text:p text:style-name="P2">PD: Agrairem que ens informin també de les condicions de pagament i termini de lliurament per als models disponib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number-style style:name="N103" loext:transliteration-spellout="cardinal" number:transliteration-language="ca" number:transliteration-country="ES">
      <number:number number:decimal-places="0" number:min-decimal-places="0" number:min-integer-digits="1"/>
    </number:number-style>
    <number:number-style style:name="N104" loext:transliteration-spellout="capitalize cardinal" number:transliteration-language="ca" number:transliteration-country="ES">
      <number:number number:decimal-places="0" number:min-decimal-places="0" number:min-integer-digits="1"/>
    </number:number-style>
    <number:number-style style:name="N105" loext:transliteration-spellout="upper cardinal" number:transliteration-language="ca" number:transliteration-country="ES">
      <number:number number:decimal-places="0" number:min-decimal-places="0"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" loext:transliteration-spellout="EUR" number:transliteration-language="ca" number:transliteration-country="ES">
      <number:number number:decimal-places="0" number:min-decimal-places="0" number:min-integer-digits="1"/>
    </number:number-style>
    <number:number-style style:name="N108" loext:transliteration-spellout="EUR" number:transliteration-language="ca" number:transliteration-country="ES">
      <number:number number:decimal-places="2" number:min-decimal-places="2" number:min-integer-digits="1"/>
    </number:number-style>
    <number:number-style style:name="N109" loext:transliteration-spellout="upper EUR" number:transliteration-language="ca" number:transliteration-country="ES">
      <number:number number:decimal-places="0" number:min-decimal-places="0" number:min-integer-digits="1"/>
    </number:number-style>
    <number:number-style style:name="N110" loext:transliteration-spellout="upper EUR" number:transliteration-language="ca" number:transliteration-country="ES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03:51.355449260</meta:creation-date>
    <dc:date>2024-11-21T18:08:10.325236196</dc:date>
    <meta:editing-duration>PT3M22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16" meta:word-count="168" meta:character-count="1098" meta:non-whitespace-character-count="932"/>
  </office:meta>
</office:document-meta>
</file>